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36cm" fo:min-width="3.46cm"/>
    </style:style>
    <style:style style:name="gr2" style:family="graphic" style:parent-style-name="standard">
      <style:graphic-properties draw:textarea-horizontal-align="justify" draw:textarea-vertical-align="middle" draw:auto-grow-height="false" fo:min-height="0.57cm" fo:min-width="3.404cm"/>
    </style:style>
    <style:style style:name="gr3" style:family="graphic" style:parent-style-name="standard">
      <style:graphic-properties draw:textarea-horizontal-align="justify" draw:textarea-vertical-align="middle" draw:auto-grow-height="false" fo:min-height="0.506cm" fo:min-width="3.5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884cm" fo:min-width="4.474cm"/>
    </style:style>
    <style:style style:name="gr6" style:family="graphic" style:parent-style-name="standard">
      <style:graphic-properties draw:textarea-horizontal-align="justify" draw:textarea-vertical-align="middle" draw:auto-grow-height="false" fo:min-height="1.45cm" fo:min-width="2.0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5.6cm" svg:height="2.1cm" svg:x="6.7cm" svg:y="1.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.2cm" svg:height="1.3cm" svg:x="8.1cm" svg:y="4.6cm">
          <text:p text:style-name="P1">pobierz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" draw:id="id3" draw:layer="layout" svg:width="6.4cm" svg:height="1.2cm" svg:x="8.9cm" svg:y="7.6cm">
          <text:p text:style-name="P1">pobierz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draw:type="line" svg:x1="9.5cm" svg:y1="3.4cm" svg:x2="11.2cm" svg:y2="4.6cm" draw:start-shape="id1" draw:start-glue-point="8" draw:end-shape="id2" svg:d="M9500 3400l1700 1200" svg:viewBox="0 0 1701 1201">
          <text:p/>
        </draw:connector>
        <draw:connector draw:style-name="gr4" draw:text-style-name="P2" draw:layer="layout" draw:type="line" svg:x1="10.425cm" svg:y1="5.9cm" svg:x2="12.1cm" svg:y2="7.6cm" draw:start-shape="id2" draw:start-glue-point="7" draw:end-shape="id3" svg:d="M10425 5900l1675 1700" svg:viewBox="0 0 1676 1701">
          <text:p/>
        </draw:connector>
        <draw:connector draw:style-name="gr4" draw:text-style-name="P2" draw:layer="layout" draw:type="line" svg:x1="11.3cm" svg:y1="8.8cm" svg:x2="11.35cm" svg:y2="10.1cm" draw:start-shape="id3" draw:start-glue-point="7" draw:end-shape="id4" draw:end-glue-point="4" svg:d="M11300 8800l50 1300" svg:viewBox="0 0 51 1301">
          <text:p/>
        </draw:connector>
        <draw:custom-shape draw:style-name="gr5" draw:text-style-name="P1" xml:id="id5" draw:id="id5" draw:layer="layout" svg:width="7.9cm" svg:height="1.8cm" svg:x="12.1cm" svg:y="14.8cm">
          <text:p text:style-name="P1">drukuj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6" draw:id="id6" draw:layer="layout" svg:width="5.6cm" svg:height="2.1cm" svg:x="7.9cm" svg:y="18.8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6.05cm" svg:y1="16.6cm" svg:x2="10.7cm" svg:y2="18.8cm" draw:start-shape="id5" draw:start-glue-point="8" draw:end-shape="id6" draw:end-glue-point="4" svg:d="M16050 16600l-5350 2200" svg:viewBox="0 0 5351 2201">
          <text:p/>
        </draw:connector>
        <draw:custom-shape draw:style-name="gr6" draw:text-style-name="P1" xml:id="id4" draw:id="id4" draw:layer="layout" svg:width="5.1cm" svg:height="3.4cm" svg:x="8.8cm" svg:y="10.1cm">
          <text:p text:style-name="P1">a &gt; 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3.9cm" svg:y1="11.8cm" svg:x2="17.038cm" svg:y2="14.8cm" draw:start-shape="id4" draw:start-glue-point="7" draw:end-shape="id5" draw:end-glue-point="4" svg:d="M13900 11800h3138v3000" svg:viewBox="0 0 3139 3001">
          <text:p text:style-name="P1">TAK</text:p>
        </draw:connector>
        <draw:custom-shape draw:style-name="gr5" draw:text-style-name="P1" xml:id="id7" draw:id="id7" draw:layer="layout" svg:width="7.9cm" svg:height="1.8cm" svg:x="2.5cm" svg:y="14.9cm">
          <text:p text:style-name="P1">drukuj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2" draw:layer="layout" svg:x1="8.8cm" svg:y1="11.8cm" svg:x2="6.45cm" svg:y2="14.9cm" draw:start-shape="id4" draw:start-glue-point="5" draw:end-shape="id7" svg:d="M8800 11800h-2350v3100" svg:viewBox="0 0 2351 3101">
          <text:p text:style-name="P1">NIE</text:p>
        </draw:connector>
        <draw:connector draw:style-name="gr4" draw:text-style-name="P2" draw:layer="layout" draw:type="line" svg:x1="5.462cm" svg:y1="16.7cm" svg:x2="10.7cm" svg:y2="18.8cm" draw:start-shape="id7" draw:start-glue-point="7" draw:end-shape="id6" draw:end-glue-point="4" svg:d="M5462 16700l5238 2100" svg:viewBox="0 0 5239 2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2:05:04.145548197</meta:creation-date>
    <dc:date>2019-10-31T12:31:29.838351334</dc:date>
    <meta:editing-duration>PT16M5S</meta:editing-duration>
    <meta:editing-cycles>2</meta:editing-cycles>
    <meta:generator>LibreOffice/6.0.7.3$Linux_X86_64 LibreOffice_project/00m0$Build-3</meta:generator>
    <meta:document-statistic meta:object-count="14"/>
  </office:meta>
</office:document-meta>
</file>